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TestUtils.getField( Class &lt; ? &gt; targetClas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.setField( Class &lt; ? &gt; targetClass , String 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.setField( Class &lt; ? &gt; targetClass , @ Nullable String name , @ Nullable Object value , @ Nullable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.setField( Object targetObject , String 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.invokeSetterMethod( Object targe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.safeToString( @ Nullable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.setField( @ Nullable Object targetObject , @ Nullable Class &lt; ? &gt; targetClass , @ Nullable String name , @ Nullable Object value , @ Nullable Class &lt; ? &gt;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flectionTestUtils.invokeMethod( Class &lt; ? &gt; targetClass , String nam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estUtils.invokeMethod( @ Nullable Object targetObject , @ Nullable Class &lt; ? &gt; targetClass , String name , Object ...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flectionTestUtils.safeToString( @ Nullable Objec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onTestUtils.invokeMethod( Object target , String nam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estUtils.setField( Object targetObject , @ Nullable String name , @ Nullable Object value , @ Nullable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.invokeGetterMethod( Object target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flectionTestUtils.getField( @ Nullable Object targetObject , @ Nullable Class &lt; ? &gt; targetClass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flectionTestUtils.getField( Object targetObjec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.invokeSetterMethod( Object target , String name , @ Nullable Object value , @ Nullable Class &lt; ? &gt;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